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Some Value</text:p>
          </table:table-cell>
          <table:table-cell office:value-type="string">
            <text:p>Counter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qu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k Baxi</meta:initial-creator>
    <meta:creation-date>2015-02-16T12:06:25</meta:creation-date>
    <dc:date>2015-02-16T12:07:11</dc:date>
    <dc:creator>Ronak Baxi</dc:creator>
    <meta:editing-duration>P0D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